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71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7.37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5.34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draw:fill="none" draw:opacity="100%" draw:textarea-horizontal-align="justify" draw:textarea-vertical-align="middle" draw:auto-grow-height="false" fo:min-height="1.188cm" fo:min-width="3.99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42cm" fo:min-width="5.34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05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06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598cm"/>
      <style:paragraph-properties style:writing-mode="lr-tb"/>
    </style:style>
    <style:style style:name="gr9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6699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3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57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ffd320" draw:textarea-horizontal-align="justify" draw:textarea-vertical-align="bottom" draw:auto-grow-height="false" fo:min-height="7.878cm" fo:min-width="19.312cm"/>
      <style:paragraph-properties style:writing-mode="lr-tb"/>
    </style:style>
    <style:style style:name="gr15" style:family="graphic" style:parent-style-name="standard">
      <style:graphic-properties draw:fill-color="#ccffcc" draw:textarea-horizontal-align="justify" draw:textarea-vertical-align="top" draw:auto-grow-height="false" fo:min-height="7.878cm" fo:min-width="19.31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5.59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798cm" fo:min-width="5.59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4"/>
      <style:paragraph-properties fo:text-align="center"/>
      <style:text-properties fo:font-size="18pt"/>
    </style:style>
    <style:style style:name="P3" style:family="paragraph">
      <loext:graphic-properties draw:fill="none" draw:opacity="100%" draw:opacity-name="Transparency_20_4"/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loext:graphic-properties draw:fill="none" draw:opacity="100%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ccffcc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212cm" svg:height="1.524cm" svg:x="0.614cm" svg:y="0.762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524cm" svg:x="15.042cm" svg:y="0.762cm">
          <text:p text:style-name="P1"><text:span text:style-name="T1">/etc/afm/</text:span><text:span text:style-name="T1">afm-</text:span><text:span text:style-name="T1">unit.con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5.588cm" svg:y="6.604cm">
          <text:p text:style-name="P1"><text:span text:style-name="T2">json descrip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2.032cm" svg:x="8.128cm" svg:y="9.398cm">
          <text:p text:style-name="P1"><text:span text:style-name="T1">Mustache eng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842cm" svg:height="1.492cm" svg:x="11.176cm" svg:y="12.478cm">
          <text:p text:style-name="P1"><text:span text:style-name="T2">units descri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1.524cm" svg:x="22.86cm" svg:y="13.208cm">
          <text:p text:style-name="P1"><text:span text:style-name="T1">*.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62cm" svg:height="1.524cm" svg:x="22.854cm" svg:y="15.494cm">
          <text:p text:style-name="P1"><text:span text:style-name="T1">*.socke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098cm" svg:height="1.427cm" svg:x="4.318cm" svg:y="11.273cm">
          <draw:text-box>
            <text:p text:style-name="P1"><text:span text:style-name="T3">virtual</text:span></text:p>
            <text:p text:style-name="P1"><text:span text:style-name="T3">data</text:span></text:p>
          </draw:text-box>
        </draw:frame>
        <draw:line draw:style-name="gr9" draw:text-style-name="P6" draw:layer="layout" svg:x1="5.588cm" svg:y1="11.176cm" svg:x2="6.166cm" svg:y2="8.382cm">
          <text:p/>
        </draw:line>
        <draw:line draw:style-name="gr9" draw:text-style-name="P6" draw:layer="layout" svg:x1="6.096cm" svg:y1="12.429cm" svg:x2="10.922cm" svg:y2="12.683cm">
          <text:p/>
        </draw:line>
        <draw:custom-shape draw:style-name="gr4" draw:text-style-name="P4" draw:layer="layout" svg:width="6.35cm" svg:height="2.032cm" svg:x="13.716cm" svg:y="15.24cm">
          <text:p text:style-name="P1"><text:span text:style-name="T1">Uni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35cm" svg:height="2.032cm" svg:x="2.54cm" svg:y="3.556cm">
          <text:p text:style-name="P1"><text:span text:style-name="T1">Config eng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562cm" svg:height="1.524cm" svg:x="22.854cm" svg:y="17.7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302cm" svg:y1="2.286cm" svg:x2="4.572cm" svg:y2="3.556cm">
          <text:p/>
        </draw:line>
        <draw:line draw:style-name="gr10" draw:text-style-name="P6" draw:layer="layout" svg:x1="6.604cm" svg:y1="5.588cm" svg:x2="7.62cm" svg:y2="6.604cm">
          <text:p/>
        </draw:line>
        <draw:line draw:style-name="gr10" draw:text-style-name="P6" draw:layer="layout" svg:x1="9.144cm" svg:y1="8.128cm" svg:x2="10.414cm" svg:y2="9.398cm">
          <text:p/>
        </draw:line>
        <draw:line draw:style-name="gr10" draw:text-style-name="P6" draw:layer="layout" svg:x1="12.446cm" svg:y1="11.43cm" svg:x2="13.462cm" svg:y2="12.478cm">
          <text:p/>
        </draw:line>
        <draw:line draw:style-name="gr10" draw:text-style-name="P6" draw:layer="layout" svg:x1="14.986cm" svg:y1="13.97cm" svg:x2="16.256cm" svg:y2="15.24cm">
          <text:p/>
        </draw:line>
        <draw:line draw:style-name="gr10" draw:text-style-name="P6" draw:layer="layout" svg:x1="20.066cm" svg:y1="16.256cm" svg:x2="22.854cm" svg:y2="16.256cm">
          <text:p/>
        </draw:line>
        <draw:line draw:style-name="gr10" draw:text-style-name="P6" draw:layer="layout" svg:x1="21.082cm" svg:y1="16.256cm" svg:x2="22.86cm" svg:y2="14.732cm">
          <text:p/>
        </draw:line>
        <draw:line draw:style-name="gr10" draw:text-style-name="P6" draw:layer="layout" svg:x1="21.082cm" svg:y1="16.256cm" svg:x2="22.854cm" svg:y2="17.78cm">
          <text:p/>
        </draw:line>
        <draw:line draw:style-name="gr10" draw:text-style-name="P6" draw:layer="layout" svg:x1="17.78cm" svg:y1="2.286cm" svg:x2="13.462cm" svg:y2="9.652cm">
          <text:p/>
        </draw:line>
        <draw:frame draw:style-name="gr11" draw:text-style-name="P5" draw:layer="layout" svg:width="3.884cm" svg:height="1.427cm" svg:x="8.128cm" svg:y="0.859cm">
          <draw:text-box>
            <text:p text:style-name="P1"><text:span text:style-name="T3">configuration</text:span></text:p>
            <text:p text:style-name="P1"><text:span text:style-name="T3">file</text:span></text:p>
          </draw:text-box>
        </draw:frame>
        <draw:frame draw:style-name="gr12" draw:text-style-name="P5" draw:layer="layout" svg:width="2.657cm" svg:height="1.427cm" svg:x="23.251cm" svg:y="11.273cm">
          <draw:text-box>
            <text:p text:style-name="P1"><text:span text:style-name="T3">systemd</text:span></text:p>
            <text:p text:style-name="P1"><text:span text:style-name="T3">unit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4" draw:text-style-name="P8" draw:layer="layout" svg:width="19.812cm" svg:height="8.128cm" svg:x="5.334cm" svg:y="11.43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9.812cm" svg:height="8.128cm" svg:x="5.334cm" svg:y="2.28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096cm" svg:height="2.794cm" svg:x="7.62cm" svg:y="4.826cm">
          <text:p text:style-name="P1">APPLICATION</text:p>
          <text:p text:style-name="P1">or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096cm" svg:height="3.048cm" svg:x="7.874cm" svg:y="13.462cm">
          <text:p text:style-name="P1">DBU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096cm" svg:height="3.048cm" svg:x="16.574cm" svg:y="13.462cm">
          <text:p text:style-name="P1">CYNAGO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" draw:display-name="Transparency 4" draw:style="ellipsoid" draw:cx="50%" draw:cy="50%" draw:start="100%" draw:end="0%" draw:angle="0deg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b </meta:initial-creator>
    <meta:creation-date>2017-03-20T14:07:13.863161669</meta:creation-date>
    <dc:date>2021-09-09T11:53:45.853739337</dc:date>
    <dc:creator>jb </dc:creator>
    <meta:editing-duration>PT17H8M45S</meta:editing-duration>
    <meta:editing-cycles>5</meta:editing-cycles>
    <meta:generator>LibreOffice/7.1.5.2$Linux_X86_64 LibreOffice_project/10$Build-2</meta:generator>
    <meta:document-statistic meta:object-count="54"/>
  </office:meta>
</office:document-meta>
</file>